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ase 1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.66666666666667" calcext:value-type="float">
            <text:p>-1.6666666666666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33333333333333" calcext:value-type="float">
            <text:p>2.333333333333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333333333333333" calcext:value-type="float">
            <text:p>0.3333333333333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333333333333333" calcext:value-type="float">
            <text:p>0.33333333333333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6666666666667" calcext:value-type="float">
            <text:p>1.66666666666667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.33333333333333" calcext:value-type="float">
            <text:p>-1.3333333333333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0-03-02" calcext:value-type="date">
            <text:p>3/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6666666666667" calcext:value-type="float">
            <text:p>1.66666666666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33333333333333" calcext:value-type="float">
            <text:p>-0.33333333333333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3" office:value-type="float" office:value="-0.0000000000000119904086659517" calcext:value-type="float">
            <text:p>-1.19904086659517E-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02140518265514" calcext:value-type="float">
            <text:p>-1.02140518265514E-1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00000000000001" calcext:value-type="float">
            <text:p>1.00000000000001</text:p>
          </table:table-cell>
          <table:table-cell table:style-name="ce3" office:value-type="float" office:value="0.999999999999996" calcext:value-type="float">
            <text:p>0.99999999999999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3" office:value-type="float" office:value="0.600000000000005" calcext:value-type="float">
            <text:p>0.6000000000000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99680288865056E-015" calcext:value-type="float">
            <text:p>3.99680288865056E-15</text:p>
          </table:table-cell>
          <table:table-cell table:style-name="ce3" office:value-type="float" office:value="0.199999999999998" calcext:value-type="float">
            <text:p>0.199999999999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99999999999997" calcext:value-type="float">
            <text:p>0.599999999999997</text:p>
          </table:table-cell>
          <table:table-cell table:style-name="ce3" office:value-type="float" office:value="-0.199999999999998" calcext:value-type="float">
            <text:p>-0.1999999999999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9999999999998" calcext:value-type="float">
            <text:p>0.999999999999998</text:p>
          </table:table-cell>
          <table:table-cell table:style-name="ce3" office:value-type="float" office:value="-0.599999999999999" calcext:value-type="float">
            <text:p>-0.599999999999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799999999999998" calcext:value-type="float">
            <text:p>-0.799999999999998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ase 2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3" office:value-type="float" office:value="0.600000000000005" calcext:value-type="float">
            <text:p>0.6000000000000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99680288865056E-015" calcext:value-type="float">
            <text:p>3.99680288865056E-15</text:p>
          </table:table-cell>
          <table:table-cell table:style-name="ce3" office:value-type="float" office:value="0.199999999999998" calcext:value-type="float">
            <text:p>0.19999999999999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9999999999998" calcext:value-type="float">
            <text:p>0.999999999999998</text:p>
          </table:table-cell>
          <table:table-cell table:style-name="ce3" office:value-type="float" office:value="-0.599999999999999" calcext:value-type="float">
            <text:p>-0.59999999999999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" meta:object-count="0"/>
    <meta:generator>LibreOfficeDev/6.0.5.2$Linux_X86_64 LibreOffice_project/</meta:generator>
  </office:meta>
</office:document-meta>
</file>